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letHandlerMethodTests.createWebApplicationContext( @ Nullable WebApplicationContext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ServletHandlerMethodTests.initDispatcherServlet( @ Nullable Class &lt; ? &gt; controllerClass , boolean usePathPatterns , @ Nullable ApplicationContextInitializer &lt; GenericWebApplicationContext &gt; initiali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ServletHandlerMethodTests.register( String beanName , Class &lt; ? &gt; beanType , GenericWebApplicationContext wa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rvletHandlerMethod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HandlerMethodTests.ge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letHandlerMethodTests.initDispatcherServlet( Class &lt; ? &gt; controllerClass ,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